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92mm"/>
    </style:style>
    <style:style style:name="co2" style:family="table-column">
      <style:table-column-properties fo:break-before="auto" style:column-width="31.93mm"/>
    </style:style>
    <style:style style:name="co3" style:family="table-column">
      <style:table-column-properties fo:break-before="auto" style:column-width="71.12mm"/>
    </style:style>
    <style:style style:name="co4" style:family="table-column">
      <style:table-column-properties fo:break-before="auto" style:column-width="31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mitgliedsnummer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nrede</text:p>
          </table:table-cell>
          <table:table-cell office:value-type="string" calcext:value-type="string">
            <text:p>einmalcode</text:p>
          </table:table-cell>
          <table:table-cell office:value-type="string" calcext:value-type="string">
            <text:p>hatgewaehlt</text:p>
          </table:table-cell>
          <table:table-cell office:value-type="string" calcext:value-type="string">
            <text:p>ipadresse</text:p>
          </table:table-cell>
          <table:table-cell/>
          <table:table-cell office:value-type="string" calcext:value-type="string">
            <text:p>INSERT INTO `mitglieder` (mitgliedsnummer,nachname,vorname,titel,geburtstag,email,anrede,einmalcode,hatgewaehlt,ipadresse) </text:p>
          </table:table-cell>
          <table:table-cell table:number-columns-repeated="1012"/>
        </table:table-row>
        <table:table-row table:style-name="ro1">
          <table:table-cell office:value-type="float" office:value="301926983" calcext:value-type="float">
            <text:p>301926983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Donald</text:p>
          </table:table-cell>
          <table:table-cell/>
          <table:table-cell table:style-name="ce1" office:value-type="date" office:date-value="1988-05-16" calcext:value-type="date">
            <text:p>16.05.1988</text:p>
          </table:table-cell>
          <table:table-cell office:value-type="string" calcext:value-type="string">
            <text:p>tobias.schlauderbach@googlemail.com</text:p>
          </table:table-cell>
          <table:table-cell office:value-type="string" calcext:value-type="string">
            <text:p>Lieber</text:p>
          </table:table-cell>
          <table:table-cell office:value-type="string" calcext:value-type="string">
            <text:p>xIMyWtrHrKaK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formula="of:=CONCATENATE([.$L$1];&quot; VALUES('&quot;;[.A2];&quot;','&quot;;[.B2];&quot;','&quot;;[.C2];&quot;','&quot;;[.D2];&quot;','&quot;;TEXT([.E2];&quot;JJJJ-MM-TT&quot;);&quot;','&quot;;[.F2];&quot;','&quot;;[.G2];&quot;','&quot;;[.H2];&quot;',&quot;;[.I2];&quot;,&quot;;[.J2];&quot;);&quot;)" office:value-type="string" office:string-value="INSERT INTO `mitglieder` (mitgliedsnummer,nachname,vorname,titel,geburtstag,email,anrede,einmalcode,hatgewaehlt,ipadresse)  VALUES('301926983','Duck','Donald','','1988-05-16','tobias.schlauderbach@googlemail.com','Lieber','xIMyWtrHrKaK',null,null);" calcext:value-type="string">
            <text:p>INSERT INTO `mitglieder` (mitgliedsnummer,nachname,vorname,titel,geburtstag,email,anrede,einmalcode,hatgewaehlt,ipadresse) <text:s/>VALUES('301926983','Duck','Donald','','1988-05-16','tobias.schlauderbach@googlemail.com','Lieber','xIMyWtrHrKaK',null,null);</text:p>
          </table:table-cell>
          <table:table-cell table:number-columns-repeated="1012"/>
        </table:table-row>
        <table:table-row table:style-name="ro1">
          <table:table-cell office:value-type="float" office:value="301926985" calcext:value-type="float">
            <text:p>301926985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ic</text:p>
          </table:table-cell>
          <table:table-cell/>
          <table:table-cell table:style-name="ce1" office:value-type="date" office:date-value="1998-03-04" calcext:value-type="date">
            <text:p>04.03.1998</text:p>
          </table:table-cell>
          <table:table-cell office:value-type="string" calcext:value-type="string">
            <text:p>alexanderschlebusch@live.de</text:p>
          </table:table-cell>
          <table:table-cell office:value-type="string" calcext:value-type="string">
            <text:p>Lieber</text:p>
          </table:table-cell>
          <table:table-cell office:value-type="string" calcext:value-type="string">
            <text:p>xZT0rKg6G7Ev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formula="of:=CONCATENATE([.$L$1];&quot; VALUES('&quot;;[.A3];&quot;','&quot;;[.B3];&quot;','&quot;;[.C3];&quot;','&quot;;[.D3];&quot;','&quot;;TEXT([.E3];&quot;JJJJ-MM-TT&quot;);&quot;','&quot;;[.F3];&quot;','&quot;;[.G3];&quot;','&quot;;[.H3];&quot;',&quot;;[.I3];&quot;,&quot;;[.J3];&quot;);&quot;)" office:value-type="string" office:string-value="INSERT INTO `mitglieder` (mitgliedsnummer,nachname,vorname,titel,geburtstag,email,anrede,einmalcode,hatgewaehlt,ipadresse)  VALUES('301926985','Duck','Tic','','1998-03-04','alexanderschlebusch@live.de','Lieber','xZT0rKg6G7Ev',null,null);" calcext:value-type="string">
            <text:p>INSERT INTO `mitglieder` (mitgliedsnummer,nachname,vorname,titel,geburtstag,email,anrede,einmalcode,hatgewaehlt,ipadresse) <text:s/>VALUES('301926985','Duck','Tic','','1998-03-04','alexanderschlebusch@live.de','Lieber','xZT0rKg6G7Ev',null,null);</text:p>
          </table:table-cell>
          <table:table-cell table:number-columns-repeated="1012"/>
        </table:table-row>
        <table:table-row table:style-name="ro1">
          <table:table-cell office:value-type="float" office:value="301926987" calcext:value-type="float">
            <text:p>301926987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ric</text:p>
          </table:table-cell>
          <table:table-cell/>
          <table:table-cell table:style-name="ce1" office:value-type="date" office:date-value="2003-08-05" calcext:value-type="date">
            <text:p>05.08.2003</text:p>
          </table:table-cell>
          <table:table-cell office:value-type="string" calcext:value-type="string">
            <text:p>artschlegel03@gmail.com</text:p>
          </table:table-cell>
          <table:table-cell office:value-type="string" calcext:value-type="string">
            <text:p>Lieber</text:p>
          </table:table-cell>
          <table:table-cell office:value-type="string" calcext:value-type="string">
            <text:p>xEMc8ALWwcHN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formula="of:=CONCATENATE([.$L$1];&quot; VALUES('&quot;;[.A4];&quot;','&quot;;[.B4];&quot;','&quot;;[.C4];&quot;','&quot;;[.D4];&quot;','&quot;;TEXT([.E4];&quot;JJJJ-MM-TT&quot;);&quot;','&quot;;[.F4];&quot;','&quot;;[.G4];&quot;','&quot;;[.H4];&quot;',&quot;;[.I4];&quot;,&quot;;[.J4];&quot;);&quot;)" office:value-type="string" office:string-value="INSERT INTO `mitglieder` (mitgliedsnummer,nachname,vorname,titel,geburtstag,email,anrede,einmalcode,hatgewaehlt,ipadresse)  VALUES('301926987','Duck','Tric','','2003-08-05','artschlegel03@gmail.com','Lieber','xEMc8ALWwcHN',null,null);" calcext:value-type="string">
            <text:p>INSERT INTO `mitglieder` (mitgliedsnummer,nachname,vorname,titel,geburtstag,email,anrede,einmalcode,hatgewaehlt,ipadresse) <text:s/>VALUES('301926987','Duck','Tric','','2003-08-05','artschlegel03@gmail.com','Lieber','xEMc8ALWwcHN',null,null);</text:p>
          </table:table-cell>
          <table:table-cell table:number-columns-repeated="1012"/>
        </table:table-row>
        <table:table-row table:style-name="ro1">
          <table:table-cell office:value-type="float" office:value="301926996" calcext:value-type="float">
            <text:p>301926996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Trac</text:p>
          </table:table-cell>
          <table:table-cell/>
          <table:table-cell table:style-name="ce1" office:value-type="date" office:date-value="1995-11-06" calcext:value-type="date">
            <text:p>06.11.1995</text:p>
          </table:table-cell>
          <table:table-cell office:value-type="string" calcext:value-type="string">
            <text:p>tim.schleiffarth@web.de</text:p>
          </table:table-cell>
          <table:table-cell office:value-type="string" calcext:value-type="string">
            <text:p>Lieber</text:p>
          </table:table-cell>
          <table:table-cell office:value-type="string" calcext:value-type="string">
            <text:p>xrugmWdixVJZ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formula="of:=CONCATENATE([.$L$1];&quot; VALUES('&quot;;[.A5];&quot;','&quot;;[.B5];&quot;','&quot;;[.C5];&quot;','&quot;;[.D5];&quot;','&quot;;TEXT([.E5];&quot;JJJJ-MM-TT&quot;);&quot;','&quot;;[.F5];&quot;','&quot;;[.G5];&quot;','&quot;;[.H5];&quot;',&quot;;[.I5];&quot;,&quot;;[.J5];&quot;);&quot;)" office:value-type="string" office:string-value="INSERT INTO `mitglieder` (mitgliedsnummer,nachname,vorname,titel,geburtstag,email,anrede,einmalcode,hatgewaehlt,ipadresse)  VALUES('301926996','Duck','Trac','','1995-11-06','tim.schleiffarth@web.de','Lieber','xrugmWdixVJZ',null,null);" calcext:value-type="string">
            <text:p>INSERT INTO `mitglieder` (mitgliedsnummer,nachname,vorname,titel,geburtstag,email,anrede,einmalcode,hatgewaehlt,ipadresse) <text:s/>VALUES('301926996','Duck','Trac','','1995-11-06','tim.schleiffarth@web.de','Lieber','xrugmWdixVJZ',null,null);</text:p>
          </table:table-cell>
          <table:table-cell table:number-columns-repeated="1012"/>
        </table:table-row>
        <table:table-row table:style-name="ro1">
          <table:table-cell office:value-type="float" office:value="301927000" calcext:value-type="float">
            <text:p>301927000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Micky</text:p>
          </table:table-cell>
          <table:table-cell/>
          <table:table-cell table:style-name="ce1" office:value-type="date" office:date-value="1996-01-13" calcext:value-type="date">
            <text:p>13.01.1996</text:p>
          </table:table-cell>
          <table:table-cell office:value-type="string" calcext:value-type="string">
            <text:p>schlemmer.tobias@web.de</text:p>
          </table:table-cell>
          <table:table-cell office:value-type="string" calcext:value-type="string">
            <text:p>Lieber</text:p>
          </table:table-cell>
          <table:table-cell office:value-type="string" calcext:value-type="string">
            <text:p>xee4s6pWezSu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formula="of:=CONCATENATE([.$L$1];&quot; VALUES('&quot;;[.A6];&quot;','&quot;;[.B6];&quot;','&quot;;[.C6];&quot;','&quot;;[.D6];&quot;','&quot;;TEXT([.E6];&quot;JJJJ-MM-TT&quot;);&quot;','&quot;;[.F6];&quot;','&quot;;[.G6];&quot;','&quot;;[.H6];&quot;',&quot;;[.I6];&quot;,&quot;;[.J6];&quot;);&quot;)" office:value-type="string" office:string-value="INSERT INTO `mitglieder` (mitgliedsnummer,nachname,vorname,titel,geburtstag,email,anrede,einmalcode,hatgewaehlt,ipadresse)  VALUES('301927000','Maus','Micky','','1996-01-13','schlemmer.tobias@web.de','Lieber','xee4s6pWezSu',null,null);" calcext:value-type="string">
            <text:p>INSERT INTO `mitglieder` (mitgliedsnummer,nachname,vorname,titel,geburtstag,email,anrede,einmalcode,hatgewaehlt,ipadresse) <text:s/>VALUES('301927000','Maus','Micky','','1996-01-13','schlemmer.tobias@web.de','Lieber','xee4s6pWezSu',null,null);</text:p>
          </table:table-cell>
          <table:table-cell table:number-columns-repeated="1012"/>
        </table:table-row>
        <table:table-row table:style-name="ro1">
          <table:table-cell office:value-type="float" office:value="301927003" calcext:value-type="float">
            <text:p>301927003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Minnie</text:p>
          </table:table-cell>
          <table:table-cell/>
          <table:table-cell table:style-name="ce1" office:value-type="date" office:date-value="1992-09-08" calcext:value-type="date">
            <text:p>08.09.1992</text:p>
          </table:table-cell>
          <table:table-cell office:value-type="string" calcext:value-type="string">
            <text:p>malte.schlesiger@web.de</text:p>
          </table:table-cell>
          <table:table-cell office:value-type="string" calcext:value-type="string">
            <text:p>Lieber</text:p>
          </table:table-cell>
          <table:table-cell office:value-type="string" calcext:value-type="string">
            <text:p>xc5S0OqchawX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formula="of:=CONCATENATE([.$L$1];&quot; VALUES('&quot;;[.A7];&quot;','&quot;;[.B7];&quot;','&quot;;[.C7];&quot;','&quot;;[.D7];&quot;','&quot;;TEXT([.E7];&quot;JJJJ-MM-TT&quot;);&quot;','&quot;;[.F7];&quot;','&quot;;[.G7];&quot;','&quot;;[.H7];&quot;',&quot;;[.I7];&quot;,&quot;;[.J7];&quot;);&quot;)" office:value-type="string" office:string-value="INSERT INTO `mitglieder` (mitgliedsnummer,nachname,vorname,titel,geburtstag,email,anrede,einmalcode,hatgewaehlt,ipadresse)  VALUES('301927003','Maus','Minnie','','1992-09-08','malte.schlesiger@web.de','Lieber','xc5S0OqchawX',null,null);" calcext:value-type="string">
            <text:p>INSERT INTO `mitglieder` (mitgliedsnummer,nachname,vorname,titel,geburtstag,email,anrede,einmalcode,hatgewaehlt,ipadresse) <text:s/>VALUES('301927003','Maus','Minnie','','1992-09-08','malte.schlesiger@web.de','Lieber','xc5S0OqchawX',null,null);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itgliedsnummer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nrede</text:p>
          </table:table-cell>
          <table:table-cell office:value-type="string" calcext:value-type="string">
            <text:p>einmalcode</text:p>
          </table:table-cell>
          <table:table-cell table:number-columns-repeated="1016"/>
        </table:table-row>
        <table:table-row table:style-name="ro1">
          <table:table-cell office:value-type="float" office:value="301927005" calcext:value-type="float">
            <text:p>301927005</text:p>
          </table:table-cell>
          <table:table-cell office:value-type="string" calcext:value-type="string">
            <text:p>Potter</text:p>
          </table:table-cell>
          <table:table-cell office:value-type="string" calcext:value-type="string">
            <text:p>Harray</text:p>
          </table:table-cell>
          <table:table-cell/>
          <table:table-cell table:style-name="ce1" office:value-type="date" office:date-value="1985-03-09" calcext:value-type="date">
            <text:p>09.03.1985</text:p>
          </table:table-cell>
          <table:table-cell office:value-type="string" calcext:value-type="string">
            <text:p>matzmatzen36@web.de</text:p>
          </table:table-cell>
          <table:table-cell office:value-type="string" calcext:value-type="string">
            <text:p>Lieber</text:p>
          </table:table-cell>
          <table:table-cell office:value-type="string" calcext:value-type="string">
            <text:p>xtMMsVSvr4pj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formula="of:=CONCATENATE([.$L$1];&quot; VALUES('&quot;;[.A9];&quot;','&quot;;[.B9];&quot;','&quot;;[.C9];&quot;','&quot;;[.D9];&quot;','&quot;;TEXT([.E9];&quot;JJJJ-MM-TT&quot;);&quot;','&quot;;[.F9];&quot;','&quot;;[.G9];&quot;','&quot;;[.H9];&quot;',&quot;;[.I9];&quot;,&quot;;[.J9];&quot;);&quot;)" office:value-type="string" office:string-value="INSERT INTO `mitglieder` (mitgliedsnummer,nachname,vorname,titel,geburtstag,email,anrede,einmalcode,hatgewaehlt,ipadresse)  VALUES('301927005','Potter','Harray','','1985-03-09','matzmatzen36@web.de','Lieber','xtMMsVSvr4pj',null,null);" calcext:value-type="string">
            <text:p>INSERT INTO `mitglieder` (mitgliedsnummer,nachname,vorname,titel,geburtstag,email,anrede,einmalcode,hatgewaehlt,ipadresse) <text:s/>VALUES('301927005','Potter','Harray','','1985-03-09','matzmatzen36@web.de','Lieber','xtMMsVSvr4pj',null,null);</text:p>
          </table:table-cell>
          <table:table-cell table:number-columns-repeated="1012"/>
        </table:table-row>
        <table:table-row table:style-name="ro1">
          <table:table-cell office:value-type="float" office:value="301927010" calcext:value-type="float">
            <text:p>301927010</text:p>
          </table:table-cell>
          <table:table-cell office:value-type="string" calcext:value-type="string">
            <text:p>Shatterhand</text:p>
          </table:table-cell>
          <table:table-cell office:value-type="string" calcext:value-type="string">
            <text:p>Old</text:p>
          </table:table-cell>
          <table:table-cell/>
          <table:table-cell table:style-name="ce1" office:value-type="date" office:date-value="1972-02-21" calcext:value-type="date">
            <text:p>21.02.1972</text:p>
          </table:table-cell>
          <table:table-cell office:value-type="string" calcext:value-type="string">
            <text:p>christian.schlicht@web.de</text:p>
          </table:table-cell>
          <table:table-cell office:value-type="string" calcext:value-type="string">
            <text:p>Lieber</text:p>
          </table:table-cell>
          <table:table-cell office:value-type="string" calcext:value-type="string">
            <text:p>x7ESP0uzm7So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formula="of:=CONCATENATE([.$L$1];&quot; VALUES('&quot;;[.A10];&quot;','&quot;;[.B10];&quot;','&quot;;[.C10];&quot;','&quot;;[.D10];&quot;','&quot;;TEXT([.E10];&quot;JJJJ-MM-TT&quot;);&quot;','&quot;;[.F10];&quot;','&quot;;[.G10];&quot;','&quot;;[.H10];&quot;',&quot;;[.I10];&quot;,&quot;;[.J10];&quot;);&quot;)" office:value-type="string" office:string-value="INSERT INTO `mitglieder` (mitgliedsnummer,nachname,vorname,titel,geburtstag,email,anrede,einmalcode,hatgewaehlt,ipadresse)  VALUES('301927010','Shatterhand','Old','','1972-02-21','christian.schlicht@web.de','Lieber','x7ESP0uzm7So',null,null);" calcext:value-type="string">
            <text:p>INSERT INTO `mitglieder` (mitgliedsnummer,nachname,vorname,titel,geburtstag,email,anrede,einmalcode,hatgewaehlt,ipadresse) <text:s/>VALUES('301927010','Shatterhand','Old','','1972-02-21','christian.schlicht@web.de','Lieber','x7ESP0uzm7So',null,null);</text:p>
          </table:table-cell>
          <table:table-cell table:number-columns-repeated="1012"/>
        </table:table-row>
        <table:table-row table:style-name="ro1">
          <table:table-cell office:value-type="float" office:value="301927012" calcext:value-type="float">
            <text:p>301927012</text:p>
          </table:table-cell>
          <table:table-cell office:value-type="string" calcext:value-type="string">
            <text:p>Ehrhard</text:p>
          </table:table-cell>
          <table:table-cell office:value-type="string" calcext:value-type="string">
            <text:p>Heinz</text:p>
          </table:table-cell>
          <table:table-cell/>
          <table:table-cell table:style-name="ce1" office:value-type="date" office:date-value="1982-08-20" calcext:value-type="date">
            <text:p>20.08.1982</text:p>
          </table:table-cell>
          <table:table-cell office:value-type="string" calcext:value-type="string">
            <text:p>kristina-schlicht@web.de</text:p>
          </table:table-cell>
          <table:table-cell office:value-type="string" calcext:value-type="string">
            <text:p>Liebe</text:p>
          </table:table-cell>
          <table:table-cell office:value-type="string" calcext:value-type="string">
            <text:p>xvuPvPta5NbB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formula="of:=CONCATENATE([.$L$1];&quot; VALUES('&quot;;[.A11];&quot;','&quot;;[.B11];&quot;','&quot;;[.C11];&quot;','&quot;;[.D11];&quot;','&quot;;TEXT([.E11];&quot;JJJJ-MM-TT&quot;);&quot;','&quot;;[.F11];&quot;','&quot;;[.G11];&quot;','&quot;;[.H11];&quot;',&quot;;[.I11];&quot;,&quot;;[.J11];&quot;);&quot;)" office:value-type="string" office:string-value="INSERT INTO `mitglieder` (mitgliedsnummer,nachname,vorname,titel,geburtstag,email,anrede,einmalcode,hatgewaehlt,ipadresse)  VALUES('301927012','Ehrhard','Heinz','','1982-08-20','kristina-schlicht@web.de','Liebe','xvuPvPta5NbB',null,null);" calcext:value-type="string">
            <text:p>INSERT INTO `mitglieder` (mitgliedsnummer,nachname,vorname,titel,geburtstag,email,anrede,einmalcode,hatgewaehlt,ipadresse) <text:s/>VALUES('301927012','Ehrhard','Heinz','','1982-08-20','kristina-schlicht@web.de','Liebe','xvuPvPta5NbB',null,null);</text:p>
          </table:table-cell>
          <table:table-cell table:number-columns-repeated="1012"/>
        </table:table-row>
        <table:table-row table:style-name="ro1">
          <table:table-cell office:value-type="float" office:value="301927016" calcext:value-type="float">
            <text:p>301927016</text:p>
          </table:table-cell>
          <table:table-cell office:value-type="string" calcext:value-type="string">
            <text:p>Goethe</text:p>
          </table:table-cell>
          <table:table-cell office:value-type="string" calcext:value-type="string">
            <text:p>Johann Wolfgang</text:p>
          </table:table-cell>
          <table:table-cell/>
          <table:table-cell table:style-name="ce1" office:value-type="date" office:date-value="1954-02-18" calcext:value-type="date">
            <text:p>18.02.1954</text:p>
          </table:table-cell>
          <table:table-cell office:value-type="string" calcext:value-type="string">
            <text:p>volkerschlichte@aol.com</text:p>
          </table:table-cell>
          <table:table-cell office:value-type="string" calcext:value-type="string">
            <text:p>Lieber</text:p>
          </table:table-cell>
          <table:table-cell office:value-type="string" calcext:value-type="string">
            <text:p>xbTHFOuiQ8Ag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formula="of:=CONCATENATE([.$L$1];&quot; VALUES('&quot;;[.A12];&quot;','&quot;;[.B12];&quot;','&quot;;[.C12];&quot;','&quot;;[.D12];&quot;','&quot;;TEXT([.E12];&quot;JJJJ-MM-TT&quot;);&quot;','&quot;;[.F12];&quot;','&quot;;[.G12];&quot;','&quot;;[.H12];&quot;',&quot;;[.I12];&quot;,&quot;;[.J12];&quot;);&quot;)" office:value-type="string" office:string-value="INSERT INTO `mitglieder` (mitgliedsnummer,nachname,vorname,titel,geburtstag,email,anrede,einmalcode,hatgewaehlt,ipadresse)  VALUES('301927016','Goethe','Johann Wolfgang','','1954-02-18','volkerschlichte@aol.com','Lieber','xbTHFOuiQ8Ag',null,null);" calcext:value-type="string">
            <text:p>INSERT INTO `mitglieder` (mitgliedsnummer,nachname,vorname,titel,geburtstag,email,anrede,einmalcode,hatgewaehlt,ipadresse) <text:s/>VALUES('301927016','Goethe','Johann Wolfgang','','1954-02-18','volkerschlichte@aol.com','Lieber','xbTHFOuiQ8Ag',null,null);</text:p>
          </table:table-cell>
          <table:table-cell table:number-columns-repeated="1012"/>
        </table:table-row>
        <table:table-row table:style-name="ro1">
          <table:table-cell office:value-type="float" office:value="301927025" calcext:value-type="float">
            <text:p>301927025</text:p>
          </table:table-cell>
          <table:table-cell office:value-type="string" calcext:value-type="string">
            <text:p>Schwesig</text:p>
          </table:table-cell>
          <table:table-cell office:value-type="string" calcext:value-type="string">
            <text:p>Manuela</text:p>
          </table:table-cell>
          <table:table-cell/>
          <table:table-cell table:style-name="ce1" office:value-type="date" office:date-value="1996-11-21" calcext:value-type="date">
            <text:p>21.11.1996</text:p>
          </table:table-cell>
          <table:table-cell office:value-type="string" calcext:value-type="string">
            <text:p>vincent.schlichting@web.de</text:p>
          </table:table-cell>
          <table:table-cell office:value-type="string" calcext:value-type="string">
            <text:p>Lieber</text:p>
          </table:table-cell>
          <table:table-cell office:value-type="string" calcext:value-type="string">
            <text:p>xkjDGmP9cQPb</text:p>
          </table:table-cell>
          <table:table-cell table:number-columns-repeated="2" office:value-type="string" calcext:value-type="string">
            <text:p>null</text:p>
          </table:table-cell>
          <table:table-cell/>
          <table:table-cell table:formula="of:=CONCATENATE([.$L$1];&quot; VALUES('&quot;;[.A13];&quot;','&quot;;[.B13];&quot;','&quot;;[.C13];&quot;','&quot;;[.D13];&quot;','&quot;;TEXT([.E13];&quot;JJJJ-MM-TT&quot;);&quot;','&quot;;[.F13];&quot;','&quot;;[.G13];&quot;','&quot;;[.H13];&quot;',&quot;;[.I13];&quot;,&quot;;[.J13];&quot;);&quot;)" office:value-type="string" office:string-value="INSERT INTO `mitglieder` (mitgliedsnummer,nachname,vorname,titel,geburtstag,email,anrede,einmalcode,hatgewaehlt,ipadresse)  VALUES('301927025','Schwesig','Manuela','','1996-11-21','vincent.schlichting@web.de','Lieber','xkjDGmP9cQPb',null,null);" calcext:value-type="string">
            <text:p>INSERT INTO `mitglieder` (mitgliedsnummer,nachname,vorname,titel,geburtstag,email,anrede,einmalcode,hatgewaehlt,ipadresse) <text:s/>VALUES('301927025','Schwesig','Manuela','','1996-11-21','vincent.schlichting@web.de','Lieber','xkjDGmP9cQPb',null,null);</text:p>
          </table:table-cell>
          <table:table-cell table:number-columns-repeated="101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f</meta:initial-creator>
    <meta:creation-date>2022-07-06T15:14:26</meta:creation-date>
    <dc:date>2022-07-06T18:25:13.061884228</dc:date>
    <meta:editing-duration>PT21M6S</meta:editing-duration>
    <meta:generator>LibreOffice/6.0.7.3$Linux_X86_64 LibreOffice_project/00m0$Build-3</meta:generator>
    <meta:editing-cycles>2</meta:editing-cycles>
    <meta:document-statistic meta:table-count="1" meta:cell-count="12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